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406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vertical-align="middle" draw:auto-grow-height="false" fo:min-height="0.749cm" fo:min-width="0.499cm"/>
    </style:style>
    <style:style style:name="gr12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13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6.899cm" svg:height="14.656cm" svg:x="1.524cm" svg:y="3.81cm">
          <draw:text-box>
            <text:p><text:span text:style-name="T1">Legend</text:span></text:p>
            <text:p><text:span text:style-name="T1"/></text:p>
            <text:p><text:span text:style-name="T2"><text:tab/></text:span><text:span text:style-name="T2"><text:tab/></text:span><text:span text:style-name="T2">Free flow of data / free file creation.</text:span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2">Duplication of data flow / a shared file (or memory) for multiple readers.</text:span></text:p>
            <text:p><text:span text:style-name="T2"/></text:p>
            <text:p><text:span text:style-name="T2"/></text:p>
            <text:p><text:span text:style-name="T3"><text:tab/></text:span><text:span text:style-name="T3"><text:tab/></text:span><text:span text:style-name="T3">Synchronization point: when duplication of data flow happens, the processing units connected to the duplicated ends will complete in the</text:span></text:p>
            <text:p><text:span text:style-name="T3"><text:tab/></text:span><text:span text:style-name="T3"><text:tab/></text:span><text:span text:style-name="T3">order indicated by the number on the symbol in which the processing unit with the lowest number will finish first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Mulitplexer that preserves message boundary (i.e., packet-based). For example, if input flow A is delivering a single line, the multiplexer</text:span></text:p>
            <text:p><text:span text:style-name="T3"><text:tab/></text:span><text:span text:style-name="T3"><text:tab/></text:span><text:span text:style-name="T3">will output the single line without letting another input flow to garble the single line. The multiplexer can store its output in a file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A list of fields.</text:span></text:p>
            <text:p><text:span text:style-name="T4"/></text:p>
            <text:p><text:span text:style-name="T4"/></text:p>
            <text:p><text:span text:style-name="T3"><text:tab/></text:span><text:span text:style-name="T3"><text:tab/></text:span><text:span text:style-name="T3">A list of records.</text:span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A processing unit:</text:span></text:p>
            <text:p><text:span text:style-name="T3"><text:tab/></text:span><text:span text:style-name="T3"><text:tab/></text:span><text:span text:style-name="T5">x</text:span><text:span text:style-name="T3"> means required argument.</text:span></text:p>
            <text:p><text:span text:style-name="T3"><text:tab/></text:span><text:span text:style-name="T3"><text:tab/></text:span><text:span text:style-name="T5">[x]</text:span><text:span text:style-name="T3"> means optional argument.</text:span></text:p>
            <text:p><text:span text:style-name="T3"><text:tab/></text:span><text:span text:style-name="T3"><text:tab/></text:span><text:span text:style-name="T5">(x | y)</text:span><text:span text:style-name="T3"> means either x or y can be specified but not both.</text:span></text:p>
            <text:p><text:span text:style-name="T3"><text:tab/></text:span><text:span text:style-name="T3"><text:tab/></text:span><text:span text:style-name="T5">z …</text:span><text:span text:style-name="T3"> means that z can be repeated.</text:span></text:p>
          </draw:text-box>
        </draw:frame>
        <draw:g>
          <draw:line draw:style-name="gr2" draw:text-style-name="P1" draw:layer="layout" svg:x1="2.028cm" svg:y1="6.682cm" svg:x2="4.06cm" svg:y2="6.682cm">
            <text:p/>
          </draw:line>
          <draw:custom-shape draw:style-name="gr3" draw:text-style-name="P1" draw:layer="layout" svg:width="0.184cm" svg:height="0.184cm" svg:x="1.942cm" svg:y="6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.028cm" svg:y1="6.682cm" svg:x2="3.298cm" svg:y2="7.444cm">
            <text:p/>
          </draw:line>
        </draw:g>
        <draw:line draw:style-name="gr2" draw:text-style-name="P1" draw:layer="layout" svg:x1="2.028cm" svg:y1="5.239cm" svg:x2="4.06cm" svg:y2="5.239cm">
          <text:p/>
        </draw:line>
        <draw:custom-shape draw:style-name="gr4" draw:text-style-name="P1" draw:layer="layout" svg:width="0.508cm" svg:height="0.508cm" svg:x="2.758cm" svg:y="8.1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5" draw:text-style-name="P1" draw:layer="layout" svg:width="1.016cm" svg:height="1.016cm" svg:x="2.54cm" svg:y="9.66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1.979cm" svg:height="0.444cm" svg:x="2.19cm" svg:y="11.678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6" draw:layer="layout" svg:width="0.857cm" svg:height="1.313cm" svg:x="2.694cm" svg:y="13.097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5" draw:text-style-name="P2" draw:layer="layout" svg:width="1.778cm" svg:height="2.464cm" svg:x="2.232cm" svg:y="15.302cm">
          <text:p text:style-name="P2"><text:span text:style-name="T6">name</text:span></text:p>
          <text:p text:style-name="P2"><text:span text:style-name="T7">x</text:span></text:p>
          <text:p text:style-name="P2">[x]</text:p>
          <text:p text:style-name="P2">(x | y)</text:p>
          <text:p text:style-name="P2">z ...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5" draw:text-style-name="P2" draw:layer="layout" svg:width="2.817cm" svg:height="2.413cm" svg:x="12.954cm" svg:y="10.414cm">
          <text:p text:style-name="P2">IDF_DIC</text:p>
          <text:p text:style-name="P2">-M num_all_docs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2.794cm" svg:height="2.032cm" svg:x="2.794cm" svg:y="5.08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4cm" svg:y="5.08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8cm" svg:y1="6.096cm" svg:x2="6.604cm" svg:y2="6.096cm">
            <text:p/>
          </draw:line>
          <draw:frame draw:style-name="gr6" draw:layer="layout" svg:width="1.223cm" svg:height="1.484cm" svg:x="9.539cm" svg:y="4.35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layer="layout" svg:width="0.489cm" svg:height="1.312cm" svg:x="5.842cm" svg:y="4.5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7" draw:layer="layout" svg:width="3.131cm" svg:height="0.64cm" svg:x="4.489cm" svg:y="3.81cm">
            <draw:text-box>
              <text:p>non-unique tokens</text:p>
            </draw:text-box>
          </draw:frame>
          <draw:frame draw:style-name="gr7" draw:layer="layout" svg:width="3.266cm" svg:height="0.64cm" svg:x="8.644cm" svg:y="3.81cm">
            <draw:text-box>
              <text:p>unique tokens / doc</text:p>
            </draw:text-box>
          </draw:frame>
          <draw:line draw:style-name="gr8" draw:text-style-name="P1" draw:layer="layout" svg:x1="9.398cm" svg:y1="6.096cm" svg:x2="11.684cm" svg:y2="6.096cm">
            <text:p/>
          </draw:line>
        </draw:g>
        <draw:g>
          <draw:custom-shape draw:style-name="gr5" draw:text-style-name="P2" draw:layer="layout" svg:width="2.794cm" svg:height="2.032cm" svg:x="2.794cm" svg:y="8.63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4cm" svg:y="8.63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8cm" svg:y1="9.652cm" svg:x2="6.604cm" svg:y2="9.652cm">
            <text:p/>
          </draw:line>
          <draw:frame draw:style-name="gr6" draw:layer="layout" svg:width="1.466cm" svg:height="1.484cm" svg:x="9.398cm" svg:y="7.91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layer="layout" svg:width="0.668cm" svg:height="1.312cm" svg:x="5.588cm" svg:y="8.08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line draw:style-name="gr8" draw:text-style-name="P1" draw:layer="layout" svg:x1="9.398cm" svg:y1="9.652cm" svg:x2="11.176cm" svg:y2="9.652cm">
            <text:p/>
          </draw:line>
        </draw:g>
        <draw:frame draw:style-name="gr7" draw:text-style-name="P3" draw:layer="layout" svg:width="0.591cm" svg:height="1.418cm" svg:x="3.81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7" draw:layer="layout" svg:width="2.064cm" svg:height="0.64cm" draw:transform="rotate (1.5707963267946) translate (1.392cm 8.922cm)">
          <draw:text-box>
            <text:p>Category 1</text:p>
          </draw:text-box>
        </draw:frame>
        <draw:custom-shape draw:style-name="gr9" draw:text-style-name="P1" draw:layer="layout" svg:width="0.508cm" svg:height="5.588cm" svg:x="2.032cm" svg:y="5.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custom-shape draw:style-name="gr5" draw:text-style-name="P2" draw:layer="layout" svg:width="2.794cm" svg:height="2.032cm" svg:x="2.795cm" svg:y="12.7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5cm" svg:y="12.7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9cm" svg:y1="13.716cm" svg:x2="6.605cm" svg:y2="13.716cm">
            <text:p/>
          </draw:line>
          <draw:frame draw:style-name="gr6" draw:layer="layout" svg:width="1.73cm" svg:height="1.484cm" svg:x="9.398cm" svg:y="11.978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layer="layout" svg:width="0.772cm" svg:height="1.312cm" svg:x="5.589cm" svg:y="12.15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line draw:style-name="gr8" draw:text-style-name="P1" draw:layer="layout" svg:x1="9.399cm" svg:y1="13.716cm" svg:x2="11.176cm" svg:y2="13.716cm">
            <text:p/>
          </draw:line>
        </draw:g>
        <draw:g>
          <draw:custom-shape draw:style-name="gr5" draw:text-style-name="P2" draw:layer="layout" svg:width="2.794cm" svg:height="2.032cm" svg:x="2.795cm" svg:y="16.25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6.605cm" svg:y="16.25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9cm" svg:y1="17.272cm" svg:x2="6.605cm" svg:y2="17.272cm">
            <text:p/>
          </draw:line>
          <draw:frame draw:style-name="gr6" draw:layer="layout" svg:width="1.824cm" svg:height="1.484cm" svg:x="9.399cm" svg:y="15.534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6" draw:layer="layout" svg:width="0.888cm" svg:height="1.312cm" svg:x="5.589cm" svg:y="15.70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8" draw:text-style-name="P1" draw:layer="layout" svg:x1="9.399cm" svg:y1="17.272cm" svg:x2="11.684cm" svg:y2="17.272cm">
            <text:p/>
          </draw:line>
        </draw:g>
        <draw:frame draw:style-name="gr7" draw:text-style-name="P3" draw:layer="layout" svg:width="0.591cm" svg:height="1.418cm" svg:x="3.811cm" svg:y="14.73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7" draw:layer="layout" svg:width="2.022cm" svg:height="0.64cm" draw:transform="rotate (1.5707963267946) translate (1.392cm 16.586cm)">
          <draw:text-box>
            <text:p>Category s</text:p>
          </draw:text-box>
        </draw:frame>
        <draw:custom-shape draw:style-name="gr9" draw:text-style-name="P1" draw:layer="layout" svg:width="0.508cm" svg:height="5.512cm" svg:x="2.033cm" svg:y="12.77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3" draw:layer="layout" svg:width="0.591cm" svg:height="1.418cm" svg:x="3.811cm" svg:y="10.9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line draw:style-name="gr2" draw:text-style-name="P1" draw:layer="layout" svg:x1="11.176cm" svg:y1="9.652cm" svg:x2="11.43cm" svg:y2="11.176cm">
          <text:p/>
        </draw:line>
        <draw:line draw:style-name="gr2" draw:text-style-name="P1" draw:layer="layout" svg:x1="11.176cm" svg:y1="13.716cm" svg:x2="11.43cm" svg:y2="12.192cm">
          <text:p/>
        </draw:line>
        <draw:line draw:style-name="gr2" draw:text-style-name="P1" draw:layer="layout" svg:x1="11.684cm" svg:y1="6.096cm" svg:x2="11.684cm" svg:y2="11.176cm">
          <text:p/>
        </draw:line>
        <draw:line draw:style-name="gr2" draw:text-style-name="P1" draw:layer="layout" svg:x1="11.684cm" svg:y1="17.272cm" svg:x2="11.684cm" svg:y2="12.192cm">
          <text:p/>
        </draw:line>
        <draw:custom-shape draw:style-name="gr5" draw:text-style-name="P1" draw:layer="layout" svg:width="1.016cm" svg:height="1.016cm" svg:x="11.176cm" svg:y="11.17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192cm" svg:y1="11.684cm" svg:x2="12.954cm" svg:y2="11.684cm">
          <text:p/>
        </draw:line>
        <draw:frame draw:style-name="gr6" draw:layer="layout" svg:width="1.873cm" svg:height="1.314cm" svg:x="16.002cm" svg:y="11.48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8" draw:text-style-name="P1" draw:layer="layout" svg:x1="11.684cm" svg:y1="6.096cm" svg:x2="19.05cm" svg:y2="6.096cm">
          <text:p/>
        </draw:line>
        <draw:custom-shape draw:style-name="gr5" draw:text-style-name="P2" draw:layer="layout" svg:width="3.302cm" svg:height="2.54cm" svg:x="20.32cm" svg:y="6.096cm">
          <text:p text:style-name="P2">w_to_vector</text:p>
          <text:p text:style-name="P2">-D idf_dic_file</text:p>
          <text:p text:style-name="P2">[-o output_file]</text:p>
          <text:p text:style-name="P2">[input_file] ..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176cm" svg:y1="9.652cm" svg:x2="18.034cm" svg:y2="9.652cm">
          <text:p/>
        </draw:line>
        <draw:custom-shape draw:style-name="gr3" draw:text-style-name="P1" draw:layer="layout" svg:width="0.184cm" svg:height="0.184cm" svg:x="11.589cm" svg:y="1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176cm" svg:y1="13.716cm" svg:x2="18.542cm" svg:y2="13.716cm">
          <text:p/>
        </draw:line>
        <draw:line draw:style-name="gr8" draw:text-style-name="P1" draw:layer="layout" svg:x1="11.684cm" svg:y1="17.272cm" svg:x2="19.05cm" svg:y2="17.272cm">
          <text:p/>
        </draw:line>
        <draw:frame draw:style-name="gr6" draw:layer="layout" svg:width="1.969cm" svg:height="2.228cm" svg:x="24.193cm" svg:y="6.22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9" draw:text-style-name="P1" draw:layer="layout" svg:width="0.254cm" svg:height="2.032cm" draw:transform="rotate (1.5707963267946) translate (16.002cm 11.4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2.479cm" svg:height="1.418cm" svg:x="15.748cm" svg:y="9.779cm">
          <draw:text-box>
            <text:p>unique tokens</text:p>
            <text:p>over all docs</text:p>
            <text:p>across all cats</text:p>
          </draw:text-box>
        </draw:frame>
        <draw:custom-shape draw:style-name="gr3" draw:text-style-name="P1" draw:layer="layout" svg:width="0.184cm" svg:height="0.184cm" svg:x="11.087cm" svg:y="13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4cm" svg:height="0.184cm" svg:x="11.086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4cm" svg:height="0.184cm" svg:x="11.579cm" svg:y="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5.044cm" svg:height="1.034cm" svg:x="23.368cm" svg:y="3.81cm">
          <draw:text-box>
            <text:p><text:span text:style-name="T9">Training Phase</text:span></text:p>
          </draw:text-box>
        </draw:frame>
        <draw:frame draw:style-name="gr6" draw:layer="layout" svg:width="0.653cm" svg:height="1.308cm" svg:x="27.541cm" svg:y="10.03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2" draw:text-style-name="P1" draw:layer="layout" svg:x1="27.432cm" svg:y1="11.557cm" svg:x2="28.423cm" svg:y2="11.557cm">
          <text:p/>
        </draw:line>
        <draw:custom-shape draw:style-name="gr5" draw:text-style-name="P1" draw:layer="layout" svg:width="1.016cm" svg:height="1.016cm" svg:x="18.542cm" svg:y="6.85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05cm" svg:y1="17.272cm" svg:x2="19.05cm" svg:y2="7.874cm">
          <text:p/>
        </draw:line>
        <draw:line draw:style-name="gr8" draw:text-style-name="P1" draw:layer="layout" svg:x1="18.542cm" svg:y1="13.716cm" svg:x2="18.542cm" svg:y2="8.382cm">
          <text:p/>
        </draw:line>
        <draw:line draw:style-name="gr2" draw:text-style-name="P1" draw:layer="layout" svg:x1="19.558cm" svg:y1="7.366cm" svg:x2="20.32cm" svg:y2="7.366cm">
          <text:p/>
        </draw:line>
        <draw:line draw:style-name="gr2" draw:text-style-name="P1" draw:layer="layout" svg:x1="19.05cm" svg:y1="6.096cm" svg:x2="19.05cm" svg:y2="6.858cm">
          <text:p/>
        </draw:line>
        <draw:line draw:style-name="gr2" draw:text-style-name="P1" draw:layer="layout" svg:x1="18.542cm" svg:y1="8.382cm" svg:x2="18.796cm" svg:y2="7.747cm">
          <text:p/>
        </draw:line>
        <draw:line draw:style-name="gr2" draw:text-style-name="P1" draw:layer="layout" svg:x1="18.034cm" svg:y1="8.001cm" svg:x2="18.542cm" svg:y2="7.493cm">
          <text:p/>
        </draw:line>
        <draw:line draw:style-name="gr10" draw:text-style-name="P1" draw:layer="layout" svg:x1="18.034cm" svg:y1="9.652cm" svg:x2="18.034cm" svg:y2="8.001cm">
          <text:p/>
        </draw:line>
        <draw:custom-shape draw:style-name="gr11" draw:text-style-name="P1" draw:layer="layout" svg:width="1.016cm" svg:height="0.889cm" svg:x="22.606cm" svg:y="6.096cm">
          <text:p text:style-name="P1">2</text:p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custom-shape draw:style-name="gr11" draw:text-style-name="P1" draw:layer="layout" svg:width="1.016cm" svg:height="0.889cm" svg:x="14.732cm" svg:y="10.414cm">
          <text:p text:style-name="P1">1</text:p>
          <draw:enhanced-geometry svg:viewBox="0 0 780 907" draw:mirror-horizontal="false" draw:mirror-vertical="false" draw:type="non-primitive" draw:enhanced-path="M 390 0 L 492 276 780 228 594 457 780 679 492 631 390 907 288 631 0 679 186 457 0 228 288 276 390 0 Z N"/>
        </draw:custom-shape>
        <draw:g>
          <draw:custom-shape draw:style-name="gr5" draw:text-style-name="P2" draw:layer="layout" svg:width="3.302cm" svg:height="2.54cm" svg:x="24.105cm" svg:y="10.287cm">
            <text:p text:style-name="P2">rocchio</text:p>
            <text:p text:style-name="P2">-D doc_cat_list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</draw:g>
        <draw:line draw:style-name="gr8" draw:text-style-name="P1" draw:layer="layout" svg:x1="23.622cm" svg:y1="7.239cm" svg:x2="24.13cm" svg:y2="7.239cm">
          <text:p/>
        </draw:line>
        <draw:line draw:style-name="gr8" draw:text-style-name="P1" draw:layer="layout" svg:x1="24.13cm" svg:y1="7.239cm" svg:x2="24.13cm" svg:y2="9.271cm">
          <text:p/>
        </draw:line>
        <draw:line draw:style-name="gr8" draw:text-style-name="P1" draw:layer="layout" svg:x1="24.13cm" svg:y1="9.271cm" svg:x2="22.86cm" svg:y2="9.271cm">
          <text:p/>
        </draw:line>
        <draw:line draw:style-name="gr12" draw:text-style-name="P1" draw:layer="layout" svg:x1="22.86cm" svg:y1="9.271cm" svg:x2="22.86cm" svg:y2="11.557cm">
          <text:p/>
        </draw:line>
        <draw:line draw:style-name="gr2" draw:text-style-name="P1" draw:layer="layout" svg:x1="22.86cm" svg:y1="11.557cm" svg:x2="24.13cm" svg:y2="11.557cm">
          <text:p/>
        </draw:line>
      </draw:page>
      <draw:page draw:name="page3" draw:style-name="dp1" draw:master-page-name="Default">
        <draw:frame draw:style-name="gr6" draw:layer="layout" svg:width="11.899cm" svg:height="9.093cm" svg:x="16.453cm" svg:y="9.14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2" draw:text-style-name="P1" draw:layer="layout" svg:x1="32.383cm" svg:y1="6.096cm" svg:x2="33.907cm" svg:y2="6.096cm">
          <text:p/>
        </draw:line>
        <draw:line draw:style-name="gr2" draw:text-style-name="P1" draw:layer="layout" svg:x1="32.383cm" svg:y1="9.652cm" svg:x2="33.907cm" svg:y2="9.652cm">
          <text:p/>
        </draw:line>
        <draw:line draw:style-name="gr2" draw:text-style-name="P1" draw:layer="layout" svg:x1="32.383cm" svg:y1="13.716cm" svg:x2="33.907cm" svg:y2="13.716cm">
          <text:p/>
        </draw:line>
        <draw:line draw:style-name="gr2" draw:text-style-name="P1" draw:layer="layout" svg:x1="32.383cm" svg:y1="17.272cm" svg:x2="33.907cm" svg:y2="17.272cm">
          <text:p/>
        </draw:line>
        <draw:custom-shape draw:style-name="gr5" draw:text-style-name="P2" draw:layer="layout" svg:width="3.048cm" svg:height="1.27cm" svg:x="33.907cm" svg:y="11.049cm">
          <text:p text:style-name="P2">rocchio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2.54cm" svg:x="11.43cm" svg:y="7.112cm">
          <text:p text:style-name="P2">classifier</text:p>
          <text:p text:style-name="P2">-D profile_file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048cm" svg:height="1.778cm" svg:x="33.907cm" svg:y="8.382cm">
          <text:p text:style-name="P2">classifier</text:p>
          <text:p text:style-name="P2">-D rocchio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048cm" svg:height="1.778cm" svg:x="33.907cm" svg:y="13.208cm">
          <text:p text:style-name="P2">classifier</text:p>
          <text:p text:style-name="P2">-D rocchio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048cm" svg:height="1.702cm" svg:x="33.907cm" svg:y="16.764cm">
          <text:p text:style-name="P2">classifier</text:p>
          <text:p text:style-name="P2">-D rocchio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35.431cm" svg:y1="10.16cm" svg:x2="35.431cm" svg:y2="11.049cm">
          <text:p/>
        </draw:line>
        <draw:line draw:style-name="gr13" draw:text-style-name="P1" draw:layer="layout" svg:x1="34.669cm" svg:y1="10.668cm" svg:x2="34.669cm" svg:y2="11.049cm">
          <text:p/>
        </draw:line>
        <draw:line draw:style-name="gr10" draw:text-style-name="P1" draw:layer="layout" svg:x1="33.399cm" svg:y1="10.668cm" svg:x2="34.669cm" svg:y2="10.668cm">
          <text:p/>
        </draw:line>
        <draw:line draw:style-name="gr13" draw:text-style-name="P1" draw:layer="layout" svg:x1="35.431cm" svg:y1="13.208cm" svg:x2="35.431cm" svg:y2="12.319cm">
          <text:p/>
        </draw:line>
        <draw:line draw:style-name="gr13" draw:text-style-name="P1" draw:layer="layout" svg:x1="34.669cm" svg:y1="12.7cm" svg:x2="34.669cm" svg:y2="12.319cm">
          <text:p/>
        </draw:line>
        <draw:line draw:style-name="gr10" draw:text-style-name="P1" draw:layer="layout" svg:x1="33.399cm" svg:y1="12.7cm" svg:x2="34.669cm" svg:y2="12.7cm">
          <text:p/>
        </draw:line>
        <draw:line draw:style-name="gr10" draw:text-style-name="P1" draw:layer="layout" svg:x1="35.431cm" svg:y1="16.764cm" svg:x2="35.431cm" svg:y2="15.24cm">
          <text:p/>
        </draw:line>
        <draw:line draw:style-name="gr10" draw:text-style-name="P1" draw:layer="layout" svg:x1="35.431cm" svg:y1="15.24cm" svg:x2="33.399cm" svg:y2="15.24cm">
          <text:p/>
        </draw:line>
        <draw:line draw:style-name="gr8" draw:text-style-name="P1" draw:layer="layout" svg:x1="36.955cm" svg:y1="6.096cm" svg:x2="38.225cm" svg:y2="6.096cm">
          <text:p/>
        </draw:line>
        <draw:frame draw:style-name="gr6" draw:layer="layout" svg:width="0.912cm" svg:height="0.444cm" svg:x="37.023cm" svg:y="5.4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2" draw:text-style-name="P1" draw:layer="layout" svg:x1="36.955cm" svg:y1="9.652cm" svg:x2="37.971cm" svg:y2="11.557cm">
          <text:p/>
        </draw:line>
        <draw:frame draw:style-name="gr6" draw:layer="layout" svg:width="0.944cm" svg:height="0.444cm" svg:x="37.023cm" svg:y="8.996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line draw:style-name="gr2" draw:text-style-name="P1" draw:layer="layout" svg:x1="36.955cm" svg:y1="13.716cm" svg:x2="37.971cm" svg:y2="12.319cm">
          <text:p/>
        </draw:line>
        <draw:frame draw:style-name="gr6" draw:layer="layout" svg:width="1.592cm" svg:height="0.444cm" svg:x="35.871cm" svg:y="12.637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line draw:style-name="gr8" draw:text-style-name="P1" draw:layer="layout" svg:x1="36.93cm" svg:y1="17.272cm" svg:x2="38.225cm" svg:y2="17.272cm">
          <text:p/>
        </draw:line>
        <draw:frame draw:style-name="gr6" draw:layer="layout" svg:width="1.082cm" svg:height="0.444cm" svg:x="36.955cm" svg:y="16.701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7" draw:text-style-name="P4" draw:layer="layout" svg:width="4.608cm" svg:height="1.034cm" svg:x="23.815cm" svg:y="3.81cm">
          <draw:text-box>
            <text:p><text:span text:style-name="T9">Testing Phase</text:span></text:p>
          </draw:text-box>
        </draw:frame>
        <draw:custom-shape draw:style-name="gr5" draw:text-style-name="P2" draw:layer="layout" svg:width="2.54cm" svg:height="2.54cm" svg:x="11.43cm" svg:y="3.81cm">
          <text:p text:style-name="P2">perf_measurer</text:p>
          <text:p text:style-name="P2">-D doc_cat_list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1.016cm" svg:x="37.717cm" svg:y="11.4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8.733cm" svg:y1="11.938cm" svg:x2="39.495cm" svg:y2="11.938cm">
          <text:p/>
        </draw:line>
        <draw:line draw:style-name="gr2" draw:text-style-name="P1" draw:layer="layout" svg:x1="38.225cm" svg:y1="6.096cm" svg:x2="38.225cm" svg:y2="11.43cm">
          <text:p/>
        </draw:line>
        <draw:line draw:style-name="gr2" draw:text-style-name="P1" draw:layer="layout" svg:x1="38.225cm" svg:y1="17.272cm" svg:x2="38.225cm" svg:y2="12.446cm">
          <text:p/>
        </draw:line>
        <draw:g>
          <draw:custom-shape draw:style-name="gr5" draw:text-style-name="P2" draw:layer="layout" svg:width="2.794cm" svg:height="2.032cm" svg:x="1.27cm" svg:y="5.08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cm" svg:y="5.08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4cm" svg:y1="6.096cm" svg:x2="5.08cm" svg:y2="6.096cm">
            <text:p/>
          </draw:line>
          <draw:frame draw:style-name="gr6" draw:layer="layout" svg:width="1.223cm" svg:height="1.484cm" svg:x="8.015cm" svg:y="4.358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6" draw:layer="layout" svg:width="0.489cm" svg:height="1.312cm" svg:x="4.318cm" svg:y="4.53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7" draw:layer="layout" svg:width="3.131cm" svg:height="0.64cm" svg:x="2.965cm" svg:y="3.81cm">
            <draw:text-box>
              <text:p>non-unique tokens</text:p>
            </draw:text-box>
          </draw:frame>
          <draw:frame draw:style-name="gr7" draw:layer="layout" svg:width="3.266cm" svg:height="0.64cm" svg:x="7.12cm" svg:y="3.81cm">
            <draw:text-box>
              <text:p>unique tokens / doc</text:p>
            </draw:text-box>
          </draw:frame>
          <draw:line draw:style-name="gr8" draw:text-style-name="P1" draw:layer="layout" svg:x1="7.874cm" svg:y1="6.096cm" svg:x2="10.16cm" svg:y2="6.096cm">
            <text:p/>
          </draw:line>
        </draw:g>
        <draw:g>
          <draw:custom-shape draw:style-name="gr5" draw:text-style-name="P2" draw:layer="layout" svg:width="2.794cm" svg:height="2.032cm" svg:x="1.27cm" svg:y="8.63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cm" svg:y="8.63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4cm" svg:y1="9.652cm" svg:x2="5.08cm" svg:y2="9.652cm">
            <text:p/>
          </draw:line>
          <draw:frame draw:style-name="gr6" draw:layer="layout" svg:width="1.466cm" svg:height="1.484cm" svg:x="7.874cm" svg:y="7.914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6" draw:layer="layout" svg:width="0.668cm" svg:height="1.312cm" svg:x="4.064cm" svg:y="8.086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line draw:style-name="gr8" draw:text-style-name="P1" draw:layer="layout" svg:x1="7.874cm" svg:y1="9.652cm" svg:x2="9.652cm" svg:y2="9.652cm">
            <text:p/>
          </draw:line>
        </draw:g>
        <draw:frame draw:style-name="gr7" draw:text-style-name="P3" draw:layer="layout" svg:width="0.591cm" svg:height="1.418cm" svg:x="2.286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g>
          <draw:custom-shape draw:style-name="gr5" draw:text-style-name="P2" draw:layer="layout" svg:width="2.794cm" svg:height="2.032cm" svg:x="1.271cm" svg:y="12.7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1cm" svg:y="12.7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5cm" svg:y1="13.716cm" svg:x2="5.081cm" svg:y2="13.716cm">
            <text:p/>
          </draw:line>
          <draw:frame draw:style-name="gr6" draw:layer="layout" svg:width="1.813cm" svg:height="1.484cm" svg:x="7.874cm" svg:y="11.978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6" draw:layer="layout" svg:width="0.772cm" svg:height="1.312cm" svg:x="4.065cm" svg:y="12.15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line draw:style-name="gr8" draw:text-style-name="P1" draw:layer="layout" svg:x1="7.875cm" svg:y1="13.716cm" svg:x2="9.652cm" svg:y2="13.716cm">
            <text:p/>
          </draw:line>
        </draw:g>
        <draw:g>
          <draw:custom-shape draw:style-name="gr5" draw:text-style-name="P2" draw:layer="layout" svg:width="2.794cm" svg:height="2.032cm" svg:x="1.271cm" svg:y="16.25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794cm" svg:height="2.032cm" svg:x="5.081cm" svg:y="16.25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.065cm" svg:y1="17.272cm" svg:x2="5.081cm" svg:y2="17.272cm">
            <text:p/>
          </draw:line>
          <draw:frame draw:style-name="gr6" draw:layer="layout" svg:width="1.824cm" svg:height="1.484cm" svg:x="7.875cm" svg:y="15.534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6" draw:layer="layout" svg:width="0.888cm" svg:height="1.312cm" svg:x="4.065cm" svg:y="15.706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line draw:style-name="gr8" draw:text-style-name="P1" draw:layer="layout" svg:x1="7.875cm" svg:y1="17.272cm" svg:x2="10.16cm" svg:y2="17.272cm">
            <text:p/>
          </draw:line>
        </draw:g>
        <draw:frame draw:style-name="gr7" draw:text-style-name="P3" draw:layer="layout" svg:width="0.591cm" svg:height="1.418cm" svg:x="2.287cm" svg:y="14.73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7" draw:text-style-name="P3" draw:layer="layout" svg:width="0.591cm" svg:height="1.418cm" svg:x="2.287cm" svg:y="10.9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line draw:style-name="gr2" draw:text-style-name="P1" draw:layer="layout" svg:x1="9.652cm" svg:y1="9.652cm" svg:x2="9.906cm" svg:y2="11.176cm">
          <text:p/>
        </draw:line>
        <draw:line draw:style-name="gr2" draw:text-style-name="P1" draw:layer="layout" svg:x1="9.652cm" svg:y1="13.716cm" svg:x2="9.906cm" svg:y2="12.192cm">
          <text:p/>
        </draw:line>
        <draw:line draw:style-name="gr2" draw:text-style-name="P1" draw:layer="layout" svg:x1="10.16cm" svg:y1="6.096cm" svg:x2="10.16cm" svg:y2="11.176cm">
          <text:p/>
        </draw:line>
        <draw:line draw:style-name="gr2" draw:text-style-name="P1" draw:layer="layout" svg:x1="10.16cm" svg:y1="17.272cm" svg:x2="10.16cm" svg:y2="12.192cm">
          <text:p/>
        </draw:line>
        <draw:custom-shape draw:style-name="gr5" draw:text-style-name="P1" draw:layer="layout" svg:width="1.016cm" svg:height="1.016cm" svg:x="9.652cm" svg:y="11.17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668cm" svg:y1="11.684cm" svg:x2="11.43cm" svg:y2="11.684cm">
          <text:p/>
        </draw:line>
        <draw:custom-shape draw:style-name="gr5" draw:text-style-name="P2" draw:layer="layout" svg:width="2.54cm" svg:height="2.54cm" svg:x="11.43cm" svg:y="10.414cm">
          <text:p text:style-name="P2">w_to_vector</text:p>
          <text:p text:style-name="P2">-D idf_dic_file</text:p>
          <text:p text:style-name="P2">[-o output_file]</text:p>
          <text:p text:style-name="P2">[input_file] 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1.41cm" svg:height="1.308cm" svg:x="14.048cm" svg:y="10.94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2" draw:text-style-name="P1" draw:layer="layout" svg:x1="12.7cm" svg:y1="10.414cm" svg:x2="12.7cm" svg:y2="9.652cm">
          <text:p/>
        </draw:line>
        <draw:custom-shape draw:style-name="gr14" draw:text-style-name="P1" draw:layer="layout" svg:width="12.167cm" svg:height="9.576cm" svg:x="16.256cm" svg:y="8.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cm" svg:y1="7.112cm" svg:x2="12.7cm" svg:y2="6.35cm">
          <text:p/>
        </draw:line>
        <draw:frame draw:style-name="gr6" draw:layer="layout" svg:width="1.219cm" svg:height="1.312cm" svg:x="14.048cm" svg:y="7.709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8" draw:text-style-name="P1" draw:layer="layout" svg:x1="13.97cm" svg:y1="5.08cm" svg:x2="22.352cm" svg:y2="5.08cm">
          <text:p/>
        </draw:line>
        <draw:line draw:style-name="gr2" draw:text-style-name="P1" draw:layer="layout" svg:x1="22.352cm" svg:y1="5.08cm" svg:x2="22.352cm" svg:y2="8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0 564 564 567 567-567-567-564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none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81cm" fo:margin-bottom="2.54cm" fo:margin-left="1.27cm" fo:margin-right="1.27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1-13T20:48:44</meta:creation-date>
    <dc:date>2011-01-19T21:48:17</dc:date>
    <meta:editing-duration>PT29H48M29S</meta:editing-duration>
    <meta:editing-cycles>96</meta:editing-cycles>
    <meta:generator>OpenOffice.org/3.0$Linux OpenOffice.org_project/300m15$Build-9379</meta:generator>
    <meta:document-statistic meta:object-count="16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sub>
              <math:mi>f</math:mi>
              <math:mn>1</math:mn>
            </math:msub>
            <math:mn>1</math:mn>
          </math:msubsup>
        </math:mtr>
        <math:mtr>
          <math:mtext/>
        </math:mtr>
        <math:mtr>
          <math:msubsup>
            <math:mi>o</math:mi>
            <math:msub>
              <math:mi>f</math:mi>
              <math:mrow>
                <math:mi>n</math:mi>
                <math:mi>'</math:mi>
              </math:mrow>
            </math:msub>
            <math:mn>1</math:mn>
          </math:msubsup>
        </math:mtr>
      </math:mtable>
    </math:mrow>
    <math:annotation math:encoding="StarMath 5.0">stack{f_1 # ""  # f_n'} stack{"" divides "" # dotsvert  # "" divides ""} stack{o^1_{f_1} # ""  # o^1_{f_{n'}}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able>
            <math:mtr>
              <math:mn>1</math:mn>
            </math:mtr>
            <math:mtr>
              <math:mn>2</math:mn>
            </math:mtr>
            <math:mtr>
              <math:mtext/>
            </math:mtr>
            <math:mtr>
              <math:mrow>
                <math:mi>M</math:mi>
                <math:mo math:stretchy="false">−</math:mo>
                <math:mn>1</math:mn>
              </math:mrow>
            </math:mtr>
            <math:mtr>
              <math:mi>M</math:mi>
            </math:mtr>
          </math:mtable>
        </math:mrow>
        <math:mtable>
          <math:mtr>
            <math:mrow>
              <math:mtext/>
              <math:mo math:stretchy="false">∣</math:mo>
              <math:mtext/>
            </math:mrow>
          </math:mtr>
          <math:mtr>
            <math:mrow>
              <math:mtext/>
              <math:mo math:stretchy="false">∣</math:mo>
              <math:mtext/>
            </math:mrow>
          </math:mtr>
          <math:mtr>
            <math:mo math:stretchy="false">⋮</math:mo>
          </math:mtr>
          <math:mtr>
            <math:mrow>
              <math:mtext/>
              <math:mo math:stretchy="false">∣</math:mo>
              <math:mtext/>
            </math:mrow>
          </math:mtr>
          <math:mtr>
            <math:mrow>
              <math:mtext/>
              <math:mo math:stretchy="false">∣</math:mo>
              <math:mtext/>
            </math:mrow>
          </math:mtr>
        </math:mtable>
        <math:mtable>
          <math:mtr>
            <math:msup>
              <math:mover math:accent="true">
                <math:mi>w</math:mi>
                <math:mo math:stretchy="false">→</math:mo>
              </math:mover>
              <math:mn>1</math:mn>
            </math:msup>
          </math:mtr>
          <math:mtr>
            <math:msup>
              <math:mover math:accent="true">
                <math:mi>w</math:mi>
                <math:mo math:stretchy="false">→</math:mo>
              </math:mover>
              <math:mn>2</math:mn>
            </math:msup>
          </math:mtr>
          <math:mtr>
            <math:mtext/>
          </math:mtr>
          <math:mtr>
            <math:msup>
              <math:mover math:accent="true">
                <math:mi>w</math:mi>
                <math:mo math:stretchy="false">→</math:mo>
              </math:mover>
              <math:mrow>
                <math:mi>M</math:mi>
                <math:mo math:stretchy="false">−</math:mo>
                <math:mn>1</math:mn>
              </math:mrow>
            </math:msup>
          </math:mtr>
          <math:mtr>
            <math:msup>
              <math:mover math:accent="true">
                <math:mi>w</math:mi>
                <math:mo math:stretchy="false">→</math:mo>
              </math:mover>
              <math:mi>M</math:mi>
            </math:msup>
          </math:mtr>
        </math:mtable>
      </math:mrow>
    </math:mrow>
    <math:annotation math:encoding="StarMath 5.0">alignl
{alignr stack{1 # 2 # "" # M-1 # M}}
stack{"" divides "" # "" divides "" # dotsvert # "" divides "" # "" divides ""}
stack{{vec w}^1 # {vec w}^2 # "" # {vec w}^{M-1} # {vec w}^M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sub>
              <math:mi>f</math:mi>
              <math:mn>1</math:mn>
            </math:msub>
            <math:mrow>
              <math:mn>1</math:mn>
              <math:mi>'</math:mi>
            </math:mrow>
          </math:msubsup>
        </math:mtr>
        <math:mtr>
          <math:mtext/>
        </math:mtr>
        <math:mtr>
          <math:msubsup>
            <math:mi>o</math:mi>
            <math:msub>
              <math:mi>f</math:mi>
              <math:mrow>
                <math:mi>n</math:mi>
                <math:mi>'</math:mi>
              </math:mrow>
            </math:msub>
            <math:mrow>
              <math:mn>1</math:mn>
              <math:mi>'</math:mi>
            </math:mrow>
          </math:msubsup>
        </math:mtr>
      </math:mtable>
    </math:mrow>
    <math:annotation math:encoding="StarMath 5.0">stack{f_1 # ""  # f_n'} stack{"" divides "" # dotsvert  # "" divides ""} stack{o^{1'}_{f_1} # ""  # o^{1'}_{f_{n'}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sup>
          <math:mover math:accent="true">
            <math:mi>W</math:mi>
            <math:mo math:stretchy="false">→</math:mo>
          </math:mover>
          <math:mn>1</math:mn>
        </math:msup>
      </math:mtr>
      <math:mtr>
        <math:mo math:stretchy="false">⋮</math:mo>
      </math:mtr>
      <math:mtr>
        <math:msup>
          <math:mover math:accent="true">
            <math:mi>W</math:mi>
            <math:mo math:stretchy="false">→</math:mo>
          </math:mover>
          <math:mi>s</math:mi>
        </math:msup>
      </math:mtr>
    </math:mtable>
    <math:annotation math:encoding="StarMath 5.0">stack{{vec W}^1 # dotsvert # {vec W}^s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n</math:mi>
        </math:msub>
      </math:mtr>
    </math:mtable>
    <math:annotation math:encoding="StarMath 5.0">stack{f_1 # dotsvert # f_n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row>
                <math:mi>m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sub>
                <math:mi>'</math:mi>
                <math:mn>1</math:mn>
              </math:msub>
            </math:mrow>
            <math:mrow>
              <math:mn>2</math:mn>
              <math:mi>'</math:mi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sub>
                <math:mi>'</math:mi>
                <math:mrow>
                  <math:mi>m</math:mi>
                  <math:mi>'</math:mi>
                </math:mrow>
              </math:msub>
            </math:mrow>
            <math:mrow>
              <math:mn>2</math:mn>
              <math:mi>'</math:mi>
            </math:mrow>
          </math:msubsup>
        </math:mtr>
      </math:mtable>
    </math:mrow>
    <math:annotation math:encoding="StarMath 5.0">stack{f'_1 # ""  # f'_{m'}} stack{"" divides "" # dotsvert  # "" divides ""} stack{o^{2'}_{f'_1} # ""  # o^{2'}_{f'_{m'}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sub>
            <math:mi>'</math:mi>
            <math:mi>m</math:mi>
          </math:msub>
        </math:mrow>
      </math:mtr>
    </math:mtable>
    <math:annotation math:encoding="StarMath 5.0">stack{f'_1 # dotsvert # f'_m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sub>
                <math:mi>'</math:mi>
                <math:mrow>
                  <math:mi>o</math:mi>
                  <math:mi>'</math:mi>
                </math:mrow>
              </math:msub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</math:mtable>
    </math:mrow>
    <math:annotation math:encoding="StarMath 5.0">stack{f''_1 # ""  # f''_{o'}} stack{"" divides "" # dotsvert  # "" divides ""} stack{o^{M'-1}_{f''_1} # ""  # o^{M'-1}_{f''_{o'}}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sub>
            <math:mi>'</math:mi>
            <math:mi>p</math:mi>
          </math:msub>
        </math:mrow>
      </math:mtr>
    </math:mtable>
    <math:annotation math:encoding="StarMath 5.0">stack{f''_1 # dotsvert # f''_p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row>
              <math:mi>M</math:mi>
              <math:mi>'</math:mi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row>
                  <math:mi>q</math:mi>
                  <math:mi>'</math:mi>
                </math:mrow>
              </math:msub>
            </math:mrow>
            <math:mrow>
              <math:mi>M</math:mi>
              <math:mi>'</math:mi>
            </math:mrow>
          </math:msubsup>
        </math:mtr>
      </math:mtable>
    </math:mrow>
    <math:annotation math:encoding="StarMath 5.0">stack{f'''_1 # ""  # f'''_{q'}} stack{"" divides "" # dotsvert  # "" divides ""} stack{o^{M'}_{f'''_1} # ""  # o^{M'}_{f'''_{q'}}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i>'</math:mi>
          <math:msub>
            <math:mi>'</math:mi>
            <math:mi>q</math:mi>
          </math:msub>
        </math:mrow>
      </math:mtr>
    </math:mtable>
    <math:annotation math:encoding="StarMath 5.0">stack{f'''_1 # dotsvert # f'''_q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n</math:mi>
        </math:msub>
      </math:mtr>
    </math:mtable>
    <math:annotation math:encoding="StarMath 5.0">stack{f_1 # dotsvert # f_n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table>
          <math:mtr>
            <math:mtd>
              <math:msub>
                <math:mi>C</math:mi>
                <math:mi>i</math:mi>
              </math:msub>
            </math:mtd>
            <math:mtd>
              <math:mtext>|</math:mtext>
            </math:mtd>
            <math:mtd>
              <math:msub>
                <math:mtext>#correct</math:mtext>
                <math:mi>i</math:mi>
              </math:msub>
            </math:mtd>
            <math:mtd>
              <math:mtext>|</math:mtext>
            </math:mtd>
            <math:mtd>
              <math:msub>
                <math:mtext>#wrong</math:mtext>
                <math:mi>i</math:mi>
              </math:msub>
            </math:mtd>
            <math:mtd>
              <math:mtext>|</math:mtext>
            </math:mtd>
            <math:mtd>
              <math:msub>
                <math:mtext>#not retrieved</math:mtext>
                <math:mi>i</math:mi>
              </math:msub>
            </math:mtd>
            <math:mtd>
              <math:mtext>|</math:mtext>
            </math:mtd>
            <math:mtd>
              <math:msub>
                <math:mtext>recall</math:mtext>
                <math:mi>i</math:mi>
              </math:msub>
            </math:mtd>
            <math:mtd>
              <math:mtext>|</math:mtext>
            </math:mtd>
            <math:mtd>
              <math:msub>
                <math:mtext>precision</math:mtext>
                <math:mi>i</math:mi>
              </math:msub>
            </math:mtd>
            <math:mtd>
              <math:mtext>|</math:mtext>
            </math:mtd>
            <math:mtd>
              <math:msub>
                <math:mtext>f</math:mtext>
                <math:mrow>
                  <math:mn>1,</math:mn>
                  <math:mi>i</math:mi>
                </math:mrow>
              </math:msub>
            </math:mtd>
          </math:mtr>
          <math:mtr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o math:stretchy="false">⋮</math:mo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</math:mtr>
          <math:mtr>
            <math:mtd>
              <math:msub>
                <math:mi>C</math:mi>
                <math:mi>l</math:mi>
              </math:msub>
            </math:mtd>
            <math:mtd>
              <math:mtext>|</math:mtext>
            </math:mtd>
            <math:mtd>
              <math:msub>
                <math:mtext>#correct</math:mtext>
                <math:mi>l</math:mi>
              </math:msub>
            </math:mtd>
            <math:mtd>
              <math:mtext>|</math:mtext>
            </math:mtd>
            <math:mtd>
              <math:msub>
                <math:mtext>#wrong</math:mtext>
                <math:mi>l</math:mi>
              </math:msub>
            </math:mtd>
            <math:mtd>
              <math:mtext>|</math:mtext>
            </math:mtd>
            <math:mtd>
              <math:msub>
                <math:mtext>#not retrieved</math:mtext>
                <math:mi>l</math:mi>
              </math:msub>
            </math:mtd>
            <math:mtd>
              <math:mtext>|</math:mtext>
            </math:mtd>
            <math:mtd>
              <math:msub>
                <math:mtext>recall</math:mtext>
                <math:mi>l</math:mi>
              </math:msub>
            </math:mtd>
            <math:mtd>
              <math:mtext>|</math:mtext>
            </math:mtd>
            <math:mtd>
              <math:msub>
                <math:mtext>precision</math:mtext>
                <math:mi>l</math:mi>
              </math:msub>
            </math:mtd>
            <math:mtd>
              <math:mtext>|</math:mtext>
            </math:mtd>
            <math:mtd>
              <math:msub>
                <math:mtext>f</math:mtext>
                <math:mrow>
                  <math:mn>1,</math:mn>
                  <math:mi>l</math:mi>
                </math:mrow>
              </math:msub>
            </math:mtd>
          </math:mtr>
        </math:mtable>
      </math:mtr>
      <math:mtr>
        <math:mtable>
          <math:mtr>
            <math:mtd>
              <math:msub>
                <math:mtext>MacroAverage</math:mtext>
                <math:mtext>recall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recall</math:mtext>
                    <math:mi>x</math:mi>
                  </math:msub>
                </math:mrow>
                <math:mrow>
                  <math:mo math:stretchy="false">∣</math:mo>
                  <math:mrow>
                    <math:mo math:stretchy="false">{</math:mo>
                    <math:mi>i</math:mi>
                    <math:mi>,</math:mi>
                    <math:mn>...</math:mn>
                    <math:mi>,</math:mi>
                    <math:mi>l</math:mi>
                    <math:mo math:stretchy="false">}</math:mo>
                  </math:mrow>
                  <math:mo math:stretchy="false">∣</math:mo>
                </math:mrow>
              </math:mfrac>
            </math:mtd>
          </math:mtr>
          <math:mtr>
            <math:mtd>
              <math:msub>
                <math:mtext>MacroAverage</math:mtext>
                <math:mtext>precision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precision</math:mtext>
                    <math:mi>x</math:mi>
                  </math:msub>
                </math:mrow>
                <math:mrow>
                  <math:mo math:stretchy="false">∣</math:mo>
                  <math:mrow>
                    <math:mo math:stretchy="false">{</math:mo>
                    <math:mi>i</math:mi>
                    <math:mi>,</math:mi>
                    <math:mn>...</math:mn>
                    <math:mi>,</math:mi>
                    <math:mi>l</math:mi>
                    <math:mo math:stretchy="false">}</math:mo>
                  </math:mrow>
                  <math:mo math:stretchy="false">∣</math:mo>
                </math:mrow>
              </math:mfrac>
            </math:mtd>
          </math:mtr>
          <math:mtr>
            <math:mtd>
              <math:msub>
                <math:mtext>MicroAverage</math:mtext>
                <math:mtext>recall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#correct</math:mtext>
                    <math:mi>x</math:mi>
                  </math:msub>
                </math:mrow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row>
                    <math:mo math:stretchy="false">(</math:mo>
                    <math:mrow>
                      <math:msub>
                        <math:mtext>#correct</math:mtext>
                        <math:mi>x</math:mi>
                      </math:msub>
                      <math:mo math:stretchy="false">+</math:mo>
                      <math:msub>
                        <math:mtext>#not retrieved</math:mtext>
                        <math:mi>x</math:mi>
                      </math:msub>
                    </math:mrow>
                    <math:mo math:stretchy="false">)</math:mo>
                  </math:mrow>
                </math:mrow>
              </math:mfrac>
            </math:mtd>
          </math:mtr>
          <math:mtr>
            <math:mtd>
              <math:msub>
                <math:mtext>MicroAverage</math:mtext>
                <math:mtext>precision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#correct</math:mtext>
                    <math:mi>x</math:mi>
                  </math:msub>
                </math:mrow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row>
                    <math:mo math:stretchy="false">(</math:mo>
                    <math:mrow>
                      <math:msub>
                        <math:mtext>#correct</math:mtext>
                        <math:mi>x</math:mi>
                      </math:msub>
                      <math:mo math:stretchy="false">+</math:mo>
                      <math:msub>
                        <math:mtext>#wrong</math:mtext>
                        <math:mi>x</math:mi>
                      </math:msub>
                    </math:mrow>
                    <math:mo math:stretchy="false">)</math:mo>
                  </math:mrow>
                </math:mrow>
              </math:mfrac>
            </math:mtd>
          </math:mtr>
          <math:mtr>
            <math:mtd>
              <math:msub>
                <math:mtext>MicroAverage</math:mtext>
                <math:msub>
                  <math:mtext>f</math:mtext>
                  <math:mn>1</math:mn>
                </math:msub>
              </math:msub>
            </math:mtd>
            <math:mtd>
              <math:mtext>=</math:mtext>
            </math:mtd>
            <math:mtd>
              <math:mfrac>
                <math:mrow>
                  <math:mn>2</math:mn>
                  <math:mrow>
                    <math:mo math:stretchy="false">(</math:mo>
                    <math:mrow>
                      <math:mo math:stretchy="false">μ</math:mo>
                      <math:mtext>Recall</math:mtext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o math:stretchy="false">μ</math:mo>
                      <math:mtext>Precision</math:mtext>
                    </math:mrow>
                    <math:mo math:stretchy="false">)</math:mo>
                  </math:mrow>
                </math:mrow>
                <math:mrow>
                  <math:mo math:stretchy="false">μ</math:mo>
                  <math:mrow>
                    <math:mtext>Recall</math:mtext>
                    <math:mo math:stretchy="false">+</math:mo>
                    <math:mo math:stretchy="false">μ</math:mo>
                  </math:mrow>
                  <math:mtext>Precision</math:mtext>
                </math:mrow>
              </math:mfrac>
            </math:mtd>
          </math:mtr>
        </math:mtable>
      </math:mtr>
    </math:mtable>
    <math:annotation math:encoding="StarMath 5.0">stack{matrix{ C_i # "|" # "#correct"_i # "|" # "#wrong"_i # "|" # "#not retrieved"_i # "|" # "recall"_i # "|" # "precision"_i  # "|" # "f"_{1,i}
## "" # "" # "" # "" # "" # "" # dotsvert # "" # "" # "" # ""  # "" # ""
## C_l # "|" # "#correct"_l # "|" # "#wrong"_l # "|" # "#not retrieved"_l # "|" # "recall"_l # "|" # "precision"_l  # "|" # "f"_{1,l}}
# matrix{"MacroAverage"_"recall" # "=" # {sum from{x = i} to{l} {"recall"_x}} over {lline \{i, ..., l\} rline}
## "MacroAverage"_"precision" # "=" # {sum from{x = i} to{l} {"precision"_x}} over {lline \{i, ..., l\} rline}
## "MicroAverage"_"recall" # "=" # {sum from{x = i} to{l} {"#correct"_x}} over {sum from{x = i} to{l} {("#correct"_x + "#not retrieved"_x)}}
## "MicroAverage"_"precision" # "=" # {sum from{x = i} to{l} {"#correct"_x}} over {sum from{x = i} to{l} {("#correct"_x + "#wrong"_x)}}
## "MicroAverage"_{"f"_1} # "=" # {2 (%mu"Recall")(%mu"Precision")} over {%mu"Recall" + %mu"Precision"}}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n>1</math:mn>
            <math:mi>'</math:mi>
          </math:mrow>
        </math:mtr>
        <math:mtr>
          <math:mtext/>
        </math:mtr>
        <math:mtr>
          <math:mrow>
            <math:mi>M</math:mi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p>
            <math:mover math:accent="true">
              <math:mi>w</math:mi>
              <math:mo math:stretchy="false">→</math:mo>
            </math:mover>
            <math:mrow>
              <math:mn>1</math:mn>
              <math:mi>'</math:mi>
            </math:mrow>
          </math:msup>
        </math:mtr>
        <math:mtr>
          <math:mtext/>
        </math:mtr>
        <math:mtr>
          <math:msup>
            <math:mover math:accent="true">
              <math:mi>w</math:mi>
              <math:mo math:stretchy="false">→</math:mo>
            </math:mover>
            <math:mrow>
              <math:mi>M</math:mi>
              <math:mi>'</math:mi>
            </math:mrow>
          </math:msup>
        </math:mtr>
      </math:mtable>
    </math:mrow>
    <math:annotation math:encoding="StarMath 5.0">stack{1' # "" # M'}
stack{"" divides "" # dotsvert # "" divides ""}
stack{{vec w}^{1'} # "" # {vec w}^{M'}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n>1</math:mn>
            <math:mi>'</math:mi>
          </math:mrow>
        </math:mtr>
        <math:mtr>
          <math:mtext/>
        </math:mtr>
        <math:mtr>
          <math:mrow>
            <math:mi>M</math:mi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>
            <math:mi>C</math:mi>
            <math:mi>i</math:mi>
          </math:msub>
        </math:mtr>
        <math:mtr>
          <math:mtext/>
        </math:mtr>
        <math:mtr>
          <math:msub>
            <math:mi>C</math:mi>
            <math:mi>j</math:mi>
          </math:msub>
        </math:mtr>
      </math:mtable>
    </math:mrow>
    <math:annotation math:encoding="StarMath 5.0">stack{1' # "" # M'}
stack{"" divides "" # dotsvert # "" divides ""}
stack{C_i # "" # C_j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row>
                <math:mi>m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sub>
                <math:mi>'</math:mi>
                <math:mn>1</math:mn>
              </math:msub>
            </math:mrow>
            <math:mn>2</math:mn>
          </math:msubsup>
        </math:mtr>
        <math:mtr>
          <math:mtext/>
        </math:mtr>
        <math:mtr>
          <math:msubsup>
            <math:mi>o</math:mi>
            <math:mrow>
              <math:mi>f</math:mi>
              <math:msub>
                <math:mi>'</math:mi>
                <math:mrow>
                  <math:mi>m</math:mi>
                  <math:mi>'</math:mi>
                </math:mrow>
              </math:msub>
            </math:mrow>
            <math:mn>2</math:mn>
          </math:msubsup>
        </math:mtr>
      </math:mtable>
    </math:mrow>
    <math:annotation math:encoding="StarMath 5.0">stack{f'_1 # ""  # f'_{m'}} stack{"" divides "" # dotsvert  # "" divides ""} stack{o^2_{f'_1} # ""  # o^2_{f'_{m'}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sub>
            <math:mi>'</math:mi>
            <math:mi>m</math:mi>
          </math:msub>
        </math:mrow>
      </math:mtr>
    </math:mtable>
    <math:annotation math:encoding="StarMath 5.0">stack{f'_1 # dotsvert # f'_m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n>1</math:mn>
      <math:mrow>
        <math:mi>'</math:mi>
        <math:mo math:stretchy="false">∣</math:mo>
        <math:msub>
          <math:mi>C</math:mi>
          <math:mi>i</math:mi>
        </math:msub>
      </math:mrow>
    </math:mrow>
    <math:annotation math:encoding="StarMath 5.0">1' divides C_i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n>2</math:mn>
      <math:mrow>
        <math:mi>'</math:mi>
        <math:mo math:stretchy="false">∣</math:mo>
        <math:msub>
          <math:mi>C</math:mi>
          <math:mi>j</math:mi>
        </math:msub>
      </math:mrow>
    </math:mrow>
    <math:annotation math:encoding="StarMath 5.0">2' divides C_j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row>
        <math:mi>M</math:mi>
        <math:mrow>
          <math:mi>'</math:mi>
          <math:mo math:stretchy="false">−</math:mo>
          <math:mn>1</math:mn>
        </math:mrow>
      </math:mrow>
      <math:mo math:stretchy="false">∣</math:mo>
      <math:msub>
        <math:mi>C</math:mi>
        <math:mi>k</math:mi>
      </math:msub>
    </math:mrow>
    <math:annotation math:encoding="StarMath 5.0">{M'-1} divides C_k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i>M</math:mi>
      <math:mrow>
        <math:mi>'</math:mi>
        <math:mo math:stretchy="false">∣</math:mo>
        <math:msub>
          <math:mi>C</math:mi>
          <math:mi>l</math:mi>
        </math:msub>
      </math:mrow>
    </math:mrow>
    <math:annotation math:encoding="StarMath 5.0">M' divides C_l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o math:stretchy="false">−</math:mo>
              <math:mn>1</math:mn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sub>
                <math:mi>'</math:mi>
                <math:mrow>
                  <math:mi>o</math:mi>
                  <math:mi>'</math:mi>
                </math:mrow>
              </math:msub>
            </math:mrow>
            <math:mrow>
              <math:mi>M</math:mi>
              <math:mo math:stretchy="false">−</math:mo>
              <math:mn>1</math:mn>
            </math:mrow>
          </math:msubsup>
        </math:mtr>
      </math:mtable>
    </math:mrow>
    <math:annotation math:encoding="StarMath 5.0">stack{f''_1 # ""  # f''_{o'}} stack{"" divides "" # dotsvert  # "" divides ""} stack{o^{M-1}_{f''_1} # ""  # o^{M-1}_{f''_{o'}}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sub>
        <math:mtext>field</math:mtext>
        <math:mn>1</math:mn>
      </math:msub>
      <math:mrow>
        <math:mi/>
        <math:mo math:stretchy="false">∣</math:mo>
        <math:mi/>
      </math:mrow>
      <math:msub>
        <math:mtext>field</math:mtext>
        <math:mn>2</math:mn>
      </math:msub>
    </math:mrow>
    <math:annotation math:encoding="StarMath 5.0">"field"_1` divides` "field"_2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text>line</math:mtext>
          <math:mn>1</math:mn>
        </math:msub>
      </math:mtr>
      <math:mtr>
        <math:mo math:stretchy="false">⋮</math:mo>
      </math:mtr>
      <math:mtr>
        <math:msub>
          <math:mtext>line</math:mtext>
          <math:mn>2</math:mn>
        </math:msub>
      </math:mtr>
    </math:mtable>
    <math:annotation math:encoding="StarMath 5.0">stack{"line"_1 # dotsvert  # "line"_2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sub>
            <math:mi>'</math:mi>
            <math:mi>p</math:mi>
          </math:msub>
        </math:mrow>
      </math:mtr>
    </math:mtable>
    <math:annotation math:encoding="StarMath 5.0">stack{f''_1 # dotsvert # f''_p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i>M</math:mi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row>
                  <math:mi>q</math:mi>
                  <math:mi>'</math:mi>
                </math:mrow>
              </math:msub>
            </math:mrow>
            <math:mi>M</math:mi>
          </math:msubsup>
        </math:mtr>
      </math:mtable>
    </math:mrow>
    <math:annotation math:encoding="StarMath 5.0">stack{f'''_1 # ""  # f'''_{q'}} stack{"" divides "" # dotsvert  # "" divides ""} stack{o^M_{f'''_1} # ""  # o^M_{f'''_{q'}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i>'</math:mi>
          <math:msub>
            <math:mi>'</math:mi>
            <math:mi>q</math:mi>
          </math:msub>
        </math:mrow>
      </math:mtr>
    </math:mtable>
    <math:annotation math:encoding="StarMath 5.0">stack{f'''_1 # dotsvert # f'''_q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sub>
            <math:mi>f</math:mi>
            <math:mi>r</math:mi>
          </math:msub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row>
            <math:mi math:fontstyle="italic">IDF</math:mi>
            <math:mrow>
              <math:mo math:stretchy="false">(</math:mo>
              <math:msub>
                <math:mi>f</math:mi>
                <math:mn>1</math:mn>
              </math:msub>
              <math:mo math:stretchy="false">)</math:mo>
            </math:mrow>
          </math:mrow>
        </math:mtr>
        <math:mtr>
          <math:mtext/>
        </math:mtr>
        <math:mtr>
          <math:mrow>
            <math:mi math:fontstyle="italic">IDF</math:mi>
            <math:mrow>
              <math:mo math:stretchy="false">(</math:mo>
              <math:msub>
                <math:mi>f</math:mi>
                <math:mi>r</math:mi>
              </math:msub>
              <math:mo math:stretchy="false">)</math:mo>
            </math:mrow>
          </math:mrow>
        </math:mtr>
      </math:mtable>
    </math:mrow>
    <math:annotation math:encoding="StarMath 5.0">stack{f_1 # ""  # f_{r}} stack{"" divides "" # dotsvert  # "" divides ""} stack{IDF(f_1) # ""  # IDF(f_{r})}</math:annotation>
  </math:semantics>
</math:math>
</file>